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Courier New" svg:font-family="'Courier New'" style:font-family-generic="modern"/>
    <style:font-face style:name="DejaVu Sans Condensed1" svg:font-family="'DejaVu Sans Condensed'" style:font-family-generic="swiss"/>
    <style:font-face style:name="Droid Sans" svg:font-family="'Droid Sans'" style:font-family-generic="swiss"/>
    <style:font-face style:name="Courier New2" svg:font-family="'Courier New'" style:font-family-generic="modern" style:font-pitch="fixed"/>
    <style:font-face style:name="F" svg:font-family="" style:font-pitch="variable"/>
    <style:font-face style:name="Calibri1" svg:font-family="Calibri" style:font-pitch="variable"/>
    <style:font-face style:name="Courier New3" svg:font-family="'Courier New'" style:font-pitch="variable"/>
    <style:font-face style:name="DejaVu Sans Condensed2" svg:font-family="'DejaVu Sans Condensed'" style:font-pitch="variable"/>
    <style:font-face style:name="Droid Sans Fallback1" svg:font-family="'Droid Sans Fallback'" style:font-pitch="variable"/>
    <style:font-face style:name="Segoe UI1" svg:font-family="'Segoe UI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3">
      <style:text-properties fo:language="en" fo:country="US"/>
    </style:style>
    <style:style style:name="P3" style:family="paragraph" style:parent-style-name="Heading_20_3">
      <style:paragraph-properties fo:break-before="column"/>
    </style:style>
    <style:style style:name="P4" style:family="paragraph" style:parent-style-name="Title" style:master-page-name="Standard">
      <style:paragraph-properties style:page-number="auto"/>
    </style:style>
    <style:style style:name="P5" style:family="paragraph" style:parent-style-name="List_20_Paragraph" style:list-style-name="WW8Num2"/>
    <style:style style:name="P6" style:family="paragraph" style:parent-style-name="List_20_Paragraph" style:list-style-name="WW8Num3"/>
    <style:style style:name="P7" style:family="paragraph" style:parent-style-name="List_20_Paragraph" style:list-style-name="WW8Num5"/>
    <style:style style:name="P8" style:family="paragraph" style:parent-style-name="List_20_Paragraph" style:list-style-name="WW8Num4"/>
    <style:style style:name="P9" style:family="paragraph" style:parent-style-name="List_20_Paragraph" style:list-style-name="WW8Num6"/>
    <style:style style:name="P10" style:family="paragraph" style:parent-style-name="List_20_Paragraph" style:list-style-name="WW8Num7"/>
    <style:style style:name="P11" style:family="paragraph" style:parent-style-name="List_20_Paragraph" style:list-style-name="WW8Num8"/>
    <style:style style:name="P12" style:family="paragraph" style:parent-style-name="List_20_Paragraph" style:list-style-name="WW8Num5">
      <style:paragraph-properties fo:margin-left="0cm" fo:margin-right="0cm" fo:text-indent="0cm" style:auto-text-indent="false"/>
    </style:style>
    <style:style style:name="P13" style:family="paragraph" style:parent-style-name="Block_20_Text">
      <style:paragraph-properties fo:margin-left="0.635cm" fo:margin-right="2.03cm" fo:text-indent="0cm" style:auto-text-indent="false"/>
    </style:style>
    <style:style style:name="P14" style:family="paragraph" style:parent-style-name="Block_20_Text">
      <style:paragraph-properties fo:margin-left="0.635cm" fo:margin-right="2.03cm" fo:text-indent="0cm" style:auto-text-indent="false" fo:break-before="page"/>
    </style:style>
    <style:style style:name="P15" style:family="paragraph" style:parent-style-name="Block_20_Text">
      <style:paragraph-properties fo:margin-left="0.635cm" fo:margin-right="2.03cm" fo:text-indent="0.614cm" style:auto-text-indent="false"/>
    </style:style>
    <style:style style:name="P16" style:family="paragraph" style:parent-style-name="Block_20_Text">
      <style:paragraph-properties fo:margin-left="0.635cm" fo:margin-right="2.03cm" fo:text-indent="0.614cm" style:auto-text-indent="false"/>
      <style:text-properties fo:language="en" fo:country="US"/>
    </style:style>
    <style:style style:name="P17" style:family="paragraph" style:parent-style-name="Block_20_Text">
      <style:paragraph-properties fo:margin-left="1.27cm" fo:margin-right="2.03cm" fo:text-indent="0cm" style:auto-text-indent="false"/>
    </style:style>
    <style:style style:name="P18" style:family="paragraph" style:parent-style-name="Block_20_Text">
      <style:paragraph-properties fo:margin-left="1.27cm" fo:margin-right="2.03cm" fo:text-align="center" style:justify-single-word="false" fo:text-indent="0cm" style:auto-text-indent="false"/>
    </style:style>
    <style:style style:name="P19" style:family="paragraph" style:parent-style-name="Block_20_Text">
      <style:paragraph-properties fo:margin-left="1.27cm" fo:margin-right="2.03cm" fo:text-indent="0cm" style:auto-text-indent="false"/>
      <style:text-properties fo:language="en" fo:country="US"/>
    </style:style>
    <style:style style:name="P20" style:family="paragraph" style:parent-style-name="No_20_Spacing">
      <style:text-properties fo:language="en" fo:country="US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Standard">
      <style:text-properties fo:language="en" fo:country="US"/>
    </style:style>
    <style:style style:name="P23" style:family="paragraph" style:parent-style-name="Standard">
      <style:text-properties text:display="true"/>
    </style:style>
    <style:style style:name="P24" style:family="paragraph" style:parent-style-name="Standard" style:list-style-name="WW8Num9"/>
    <style:style style:name="P25" style:family="paragraph" style:parent-style-name="Standard">
      <style:paragraph-properties fo:break-before="column"/>
    </style:style>
    <style:style style:name="P26" style:family="paragraph">
      <style:paragraph-properties fo:margin-left="0cm" fo:margin-right="0cm" fo:margin-top="0cm" fo:margin-bottom="0.282cm" fo:line-height="106%" fo:text-indent="0cm" style:writing-mode="lr-tb"/>
    </style:style>
    <style:style style:name="T1" style:family="text">
      <style:text-properties text:display="true"/>
    </style:style>
    <style:style style:name="T2" style:family="text">
      <style:text-properties fo:font-style="italic" style:font-style-asian="italic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Calibri" fo:font-size="11pt" fo:language="pl" fo:country="PL" style:font-name-asian="Droid Sans Fallback1" style:font-size-asian="11pt" style:language-asian="en" style:country-asian="US" style:font-name-complex="Calibri1" style:font-size-complex="11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duł 1</text:p>
      <text:p text:style-name="Standard"/>
      <text:list xml:id="list8091979539161730635" text:style-name="Outline">
        <text:list-item>
          <text:h text:style-name="Heading_20_1" text:outline-level="1">Wprowadzenie</text:h>
        </text:list-item>
      </text:list>
      <text:p text:style-name="Standard">Python jest dynamicznym językiem interpretowanym.</text:p>
      <text:p text:style-name="Intense_20_Quote">Interpretowany tzn. że kod, który napiszemy możemy natychmiast wykonać bez potrzeby tłumaczenia kodu programistycznego na język maszynowy (czyli na formę zrozumiałą przez komputer).</text:p>
      <text:p text:style-name="Standard">Interpreter tłumaczy nasz kod oraz natychmiast go uruchamia. Interpreter może również być używany w trybie interaktywnym do testowania „kawałków” kodu (np. IPython omawiany w kolejnych scenariuszach).</text:p>
      <text:p text:style-name="Standard">Naukę zaczynamy od poznania interpretera. Interpreter uruchamiamy z konsoli poleceniem</text:p>
      <text:p text:style-name="Block_20_Text">$<text:span text:style-name="T1"><office:annotation><dc:creator>Grzegorz Wilczek</dc:creator><dc:date>2014-09-06T22:43:00</dc:date><text:p text:style-name="P26"><text:span text:style-name="T5">Do sprawdzenia</text:span></text:p></office:annotation></text:span> python</text:p>
      <text:p text:style-name="Standard">Po uruchomieniu interpretera komputer powinien wypisać trzy linie tekstu a w czwartej tak zwany znak zachęty, po którym wpisujemy komendy. Standardowym znakiem zachęty w interpreterze Pythona jest „&gt;&gt;&gt;”.</text:p>
      <text:list xml:id="list489660000" text:continue-numbering="true" text:style-name="Outline">
        <text:list-item>
          <text:h text:style-name="Heading_20_1" text:outline-level="1">Zmienne</text:h>
        </text:list-item>
      </text:list>
      <text:p text:style-name="Standard">W interpreterze wpisz poniższy przykład.</text:p>
      <text:list xml:id="list1315015193" text:continue-numbering="true" text:style-name="Outline">
        <text:list-item>
          <text:list>
            <text:list-item>
              <text:list>
                <text:list-item>
                  <text:h text:style-name="Heading_20_3" text:outline-level="3">Przykład 1.</text:h>
                </text:list-item>
              </text:list>
            </text:list-item>
          </text:list>
        </text:list-item>
      </text:list>
      <text:p text:style-name="Block_20_Text">&gt;&gt;&gt; a = 3</text:p>
      <text:p text:style-name="Block_20_Text">&gt;&gt;&gt; b = 5</text:p>
      <text:p text:style-name="Block_20_Text">&gt;&gt;&gt; a + b</text:p>
      <text:p text:style-name="Block_20_Text">8</text:p>
      <text:p text:style-name="Block_20_Text">&gt;&gt;&gt; c = -6.5<text:span text:style-name="T1"><office:annotation><dc:creator>Grzegorz Wilczek</dc:creator><dc:date>2014-09-06T22:59:00</dc:date><text:p text:style-name="P26"><text:span text:style-name="T5">Zwróć uwagę na kropkę zamiast przecinka.</text:span></text:p><text:p text:style-name="P26"><text:span text:style-name="T5"/></text:p><text:p text:style-name="P26"><text:span text:style-name="T5">Różnice pomiędzy apostrofami i cudzysłowami.</text:span></text:p><text:p text:style-name="P26"><text:span text:style-name="T5"/></text:p></office:annotation></text:span></text:p>
      <text:p text:style-name="Block_20_Text">&gt;&gt;&gt; a + c</text:p>
      <text:p text:style-name="Block_20_Text">-3.5</text:p>
      <text:p text:style-name="Block_20_Text">&gt;&gt;&gt; 7/2</text:p>
      <text:p text:style-name="Block_20_Text">3.5</text:p>
      <text:p text:style-name="Block_20_Text">&gt;&gt;&gt; 2*6</text:p>
      <text:p text:style-name="Block_20_Text">12</text:p>
      <text:p text:style-name="Block_20_Text">&gt;&gt;&gt; 2**6</text:p>
      <text:p text:style-name="Block_20_Text">64</text:p>
      <text:p text:style-name="Block_20_Text">&gt;&gt;&gt; kwiatek = 'stokrotka'</text:p>
      <text:p text:style-name="Block_20_Text">&gt;&gt;&gt; kwiatek2 = ”róża”</text:p>
      <text:p text:style-name="Block_20_Text">&gt;&gt;&gt; kwiatek + ' i ' + kwiatek2</text:p>
      <text:p text:style-name="Block_20_Text">'stokrotka i róża<text:span text:style-name="T1"><office:annotation><dc:creator>Grzegorz Wilczek</dc:creator><dc:date>2014-09-06T23:21:00</dc:date><text:p text:style-name="P26"><text:span text:style-name="T5">* Napisy zapisujemy pomiędzy pojedynczymi lub podwójnymi cudzysłowami. Nie ma znaczenia, których użyjemy ale ważne, żeby z obu stron użyć tych samych. Jak widać w przykładzie zmienne typu napisowego też można do siebie dodawać, co powoduje sklejanie ich ze sobą. W Pythonie występują jeszcze inne typu danych, ale te podstawowe na razie nam wystarczą.</text:span></text:p><text:p text:style-name="P26"><text:span text:style-name="T5"/></text:p></office:annotation></text:span>'</text:p>
      <text:p text:style-name="Standard"/>
      <text:p text:style-name="Standard"><text:soft-page-break/>W<text:span text:style-name="T1"><office:annotation><dc:creator>Grzegorz Wilczek</dc:creator><dc:date>2014-09-06T22:53:00</dc:date><text:p text:style-name="P26"><text:span text:style-name="T5">Dodać komentarz dla nauczyciela, żeby pokazał, co jest zmienną, jak się przypisuje wartość, jakie działania można na nich wykonywać.</text:span></text:p><text:p text:style-name="P26"><text:span text:style-name="T5"/></text:p><text:p text:style-name="P26"><text:span text:style-name="T5">Może pozwolić uczniom na własne próby.</text:span></text:p></office:annotation></text:span> powyższym przykładzie wykonujemy operacje na zmiennych. Zmienne są "pudełkami" trzymającymi różne informacje. Zmienna posiada swoją nazwę i wartość. Nazwa zmiennej w Pythonie nie może zawierać:</text:p>
      <text:list xml:id="list1347188569863438982" text:style-name="WW8Num2">
        <text:list-item>
          <text:p text:style-name="P5">polskich znaków</text:p>
        </text:list-item>
        <text:list-item>
          <text:p text:style-name="P5">cyfry na pierwszym miejscu</text:p>
        </text:list-item>
        <text:list-item>
          <text:p text:style-name="P5">spacji</text:p>
        </text:list-item>
        <text:list-item>
          <text:p text:style-name="P5">znaków specjalnych za wyjątkiem podkreślnikiem ( _ )</text:p>
        </text:list-item>
      </text:list>
      <text:p text:style-name="Standard">Wielkość liter jest rozróżniana (zmienna x i zmienna X to dwie różne zmienne).</text:p>
      <text:p text:style-name="Standard">**</text:p>
      <text:p text:style-name="Standard">Przykłady poprawnych:</text:p>
      <text:p text:style-name="Standard">i, _chodnik, nazwa_23, a2c4</text:p>
      <text:p text:style-name="Standard">Przykłady niepoprawnych:</text:p>
      <text:p text:style-name="Standard">1nazwa, 4_strony_świata, z-myslnikiem, nazwa ze spacja,</text:p>
      <text:p text:style-name="Standard">Główne typy zmiennych, którymi będziemy się zajmować to:</text:p>
      <text:list xml:id="list5305640285603358913" text:style-name="WW8Num3">
        <text:list-item>
          <text:p text:style-name="P6">liczby całkowite (<text:span text:style-name="T2">integer</text:span>)</text:p>
        </text:list-item>
        <text:list-item>
          <text:p text:style-name="P6">liczby zmiennoprzecinkowe (<text:span text:style-name="T2">float</text:span>)</text:p>
        </text:list-item>
        <text:list-item>
          <text:p text:style-name="P6">napisy, czyli tzw. Łańcuchy znaków (<text:span text:style-name="T2">string</text:span>)</text:p>
        </text:list-item>
      </text:list>
      <text:p text:style-name="Standard">Istnieje wiele innych typów zmiennych. [odniesienie do zewn. Źródeł]</text:p>
      <text:p text:style-name="Standard"/>
      <text:p text:style-name="Standard">Zróbmy proste zadanie - będąc w interpreterze wykonaj:</text:p>
      <text:list xml:id="list1141409570" text:continue-list="list1315015193" text:style-name="Outline">
        <text:list-item>
          <text:list>
            <text:list-item>
              <text:list>
                <text:list-item>
                  <text:h text:style-name="Heading_20_3" text:outline-level="3">Przykład 2<text:span text:style-name="T1"><office:annotation><dc:creator>Grzegorz Wilczek</dc:creator><dc:date>2014-09-06T23:48:00</dc:date><text:p text:style-name="P26"><text:span text:style-name="T5">Grupy mniej zaawansowane mogą poświęcić czas na eksperymenty z operacjami na zmiennych podawanych z klawiatury.</text:span></text:p><text:p text:style-name="P26"><text:span text:style-name="T5"/></text:p></office:annotation></text:span>.</text:h>
                </text:list-item>
              </text:list>
            </text:list-item>
          </text:list>
        </text:list-item>
      </text:list>
      <text:p text:style-name="Block_20_Text">zmienna1 = raw_input(”Podaj imię: ”)</text:p>
      <text:p text:style-name="Block_20_Text">print(”Witaj”, zmienna1)</text:p>
      <text:p text:style-name="Standard"/>
      <text:p text:style-name="Standard">Stworzyliśmy właśnie pierwszy program w języku Python. Gratulacje!</text:p>
      <text:p text:style-name="Standard">Przy użyciu funkcji „raw_input” pobiera on do zmiennej to, co użytkownik wpisze z klawiatury a następnie używając funkcji „print” wyświetla na ekranie kawałek tekstu oraz zawartość wcześniej utworzonej zmiennej.</text:p>
      <text:p text:style-name="Standard">UWAGA: Funkcja „raw_input” zwraca zmienną typu napisowego (<text:span text:style-name="T2">string</text:span>). Nawet, gdy podamy liczbę, to będzie ona traktowana jak napis i nie można wykonywać na niej działań matematycznych. Aby zamienić podaną z klawiatury liczbę na zmienną liczbową (<text:span text:style-name="T2">int </text:span>lub <text:span text:style-name="T2">float</text:span>) musimy skorzystać z funkcji „int”.</text:p>
      <text:list xml:id="list1369358514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P3" text:outline-level="3"><text:soft-page-break/>Przykład 3.</text:h>
                </text:list-item>
              </text:list>
            </text:list-item>
          </text:list>
        </text:list-item>
      </text:list>
      <text:p text:style-name="Block_20_Text">zmienna1 = raw_input(”Podaj 1 liczbę: ”)</text:p>
      <text:p text:style-name="Block_20_Text">zmienna2 = raw_input(”Podaj 2 liczbę: ”)</text:p>
      <text:p text:style-name="Block_20_Text">wynik = int(zmienna1) + int(zmienna2) print(”Suma:”, wynik)</text:p>
      <text:p text:style-name="annotation_20_text"/>
      <text:p text:style-name="Standard">Funkcje są to wcześniej zdefiniowane kawałki kodu, których możemy później użyć do wykonania określonej czynności, zamiast wpisywać ten sam kod po raz kolejny. </text:p>
      <text:p text:style-name="Standard">W okrągłych nawiasach po nazwach funkcji umieszczamy parametry lub argumenty funkcji (może być ich więcej niż jeden). Parametry i argumenty oddzielamy od siebie przecinkami.</text:p>
      <text:p text:style-name="Standard">Jak widać na przykładzie funkcji „raw_input” niektóre funkcje pozostawiają „coś” po sobie. W tym przypadku funkcja „raw_input” pozostawia po sobie to, co użytkownik wpisał z klawiatury a my wrzucamy to do naszej zmiennej „zmienna1”. Kiedy funkcja pozostawia po sobie jakieś dane, mówimy, że funkcja zwraca dane.</text:p>
      <text:p text:style-name="Standard">Kolejny program zapiszemy już w pliku aby prościej było go zmieniać oraz wykonywać wiele razy. W tym celu należy otworzyć edytor tekstu<text:span text:style-name="T1"><office:annotation><dc:creator>Grzegorz Wilczek</dc:creator><dc:date>2014-09-06T23:45:00</dc:date><text:p text:style-name="P26"><text:span text:style-name="T5">Zalecany jest ten sam edytor dla wszystkich użytkowników.</text:span></text:p></office:annotation></text:span>, wpisać do niego instrukcje języka Python, a następnie zapisać z rozszerzeniem „.py ”. Aby uruchomić tak zapisany program należy będąc w linii poleceń (konsola / terminal) w tym samym katalogu gdzie zapisaliśmy nasz plik wpisać:</text:p>
      <text:p text:style-name="Block_20_Text">$python nazwa-pliku.py</text:p>
      <text:p text:style-name="Standard"/>
      <text:list xml:id="list1013659560" text:continue-numbering="true" text:style-name="Outline">
        <text:list-item>
          <text:h text:style-name="Heading_20_1" text:outline-level="1">Wyrażenia warunkowe</text:h>
        </text:list-item>
      </text:list>
      <text:p text:style-name="Standard">Do podejmowania decyzji w programowaniu służy instrukcja warunkowa „if”.</text:p>
      <text:p text:style-name="Standard">Blok kodu podany po instrukcji if zostanie wykonany wtedy, gdy wyrażenie warunkowe będzie prawdziwe. W przeciwnym przypadku blok kodu zostanie zignorowany.</text:p>
      <text:p text:style-name="Standard">Część „else” jest przydatna, jeśli chcemy, żeby nasz program sprawdził wyrażenie warunkowe i wykonał blok kodu jeśli wyrażenie warunkowe jest prawdziwe lub wykonał inny blok kodu jeśli wyrażenie warunkowe było fałszywe.</text:p>
      <text:p text:style-name="Standard">Python pozwala także na sprawdzenie większej liczby warunków w ramach jednej instrukcji „if”. Służy do tego instrukcja „elif” (skrót od else if<text:span text:style-name="T1"><office:annotation><dc:creator>Grzegorz Wilczek</dc:creator><dc:date>2014-09-07T00:02:00</dc:date><text:p text:style-name="P26"><text:span text:style-name="T5">Zwró</text:span></text:p><text:p text:style-name="P26"><text:span text:style-name="T5"><text:s/></text:span><text:span text:style-name="T5">uwagę na dwukropki po if, elif i else</text:span></text:p></office:annotation></text:span>).</text:p>
      <text:p text:style-name="Block_20_Text">if wyrażenie warunkowe:</text:p>
      <text:p text:style-name="Block_20_Text"><text:tab/>blok kodu 1</text:p>
      <text:p text:style-name="Block_20_Text">elif:</text:p>
      <text:p text:style-name="Block_20_Text"><text:tab/>blok kodu 2</text:p>
      <text:p text:style-name="Block_20_Text">else:</text:p>
      <text:p text:style-name="Block_20_Text"><text:tab/>blok kodu 3</text:p>
      <text:p text:style-name="Standard"/>
      <text:p text:style-name="Standard"/>
      <text:p text:style-name="P25"><text:soft-page-break/>Wszystkie instrukcje w bloku kodu muszą być wcięte względem instrukcji „if”. W ten sposób Python rozpoznaje, które instrukcje ma wykonać po sprawdzeniu prawdziwości wyrażenia. Tak samo po instrukcjach „elif” i „else” musimy wstawić dwukropek a instrukcje muszą być wcięte. </text:p>
      <text:p text:style-name="Standard">Głębokość wcięcia nie ma znaczenia (dobry zwyczaj programowania w Pythonie mówi, żeby używać czterech spacji) ale musi być ono w całym programie zawsze tej samej głębokości.</text:p>
      <text:p text:style-name="Standard">Pobawmy się instrukcjami „if”, „elif” i „else” na prostym przykładzie.</text:p>
      <text:list xml:id="list843406442" text:continue-numbering="true" text:style-name="Outline">
        <text:list-item>
          <text:list>
            <text:list-item>
              <text:list>
                <text:list-item>
                  <text:h text:style-name="Heading_20_3" text:outline-level="3">Przykład 4.</text:h>
                </text:list-item>
              </text:list>
            </text:list-item>
          </text:list>
        </text:list-item>
      </text:list>
      <text:p text:style-name="Block_20_Text">zmienna = raw_input('Podaj liczbę: ')</text:p>
      <text:p text:style-name="Block_20_Text">zmienna = int(zmienna)</text:p>
      <text:p text:style-name="Block_20_Text">if zmienna &gt; 0:</text:p>
      <text:p text:style-name="Block_20_Text"><text:s text:c="4"/>print('Wpisałeś liczbę dodatnią')</text:p>
      <text:p text:style-name="Block_20_Text">elif zmienna == 0:</text:p>
      <text:p text:style-name="Block_20_Text"><text:s text:c="4"/>print('Wpisałeś zero')</text:p>
      <text:p text:style-name="Block_20_Text">else:</text:p>
      <text:p text:style-name="Block_20_Text"><text:s text:c="4"/>print('Wpisałeś liczbę ujemną')</text:p>
      <text:p text:style-name="Block_20_Text">print('Koniec programu')</text:p>
      <text:p text:style-name="Standard"/>
      <text:p text:style-name="Standard">W programie na początku wczytywana jest wartość z klawiatury do zmiennej, a następnie dokonujemy zmiany jej typu na liczbę całkowitą. W dalszej części stosujemy instrukcję „if” sprawdzając czy wartość podanej liczby jest większa od 0. Jeśli wartość będzie większa od 0 na ekranie wyświetlony będzie napis „Wpisałeś liczbę dodatnią”, jeśli nie, program wykona kolejną instrukcję: „elif” sprawdzając czy liczba jest równa 0. Jeśli żaden z powyższych warunków nie będzie spełniony wykonane zostanie polecenie zawarte po instrukcji „else”. <text:s/>Program zakończy się wyświetlając: „Koniec programu<text:span text:style-name="T1"><office:annotation><dc:creator>nauczyciel</dc:creator><dc:date>2014-09-16T18:22:00</dc:date><text:p text:style-name="P26"><text:span text:style-name="T5">Gdy mamy więcej czasu, można pozwolić uczniom na eksperymenty: usuwanie części kodu np. elif</text:span></text:p></office:annotation></text:span>”. <text:s text:c="2"/></text:p>
      <text:p text:style-name="Standard">Jak również widać porównanie w Pythonie, wykonujemy poprzez podwójne użycie znaku równości: „==”. Matematyczne wyrażenie „nie równe” (≠) w Pythonie zapisujemy jako „!=”.</text:p>
      <text:list xml:id="list271483443" text:continue-numbering="true" text:style-name="Outline">
        <text:list-item>
          <text:list>
            <text:list-item>
              <text:list>
                <text:list-item>
                  <text:h text:style-name="Heading_20_3" text:outline-level="3">Przykład 5<text:span text:style-name="T1"><office:annotation><dc:creator>nauczyciel</dc:creator><dc:date>2014-09-16T18:43:00</dc:date><text:p text:style-name="P26"><text:span text:style-name="T5">Przykład 5. można pominąć. Jednak warto uczniom pozwolić „stworzyć” własną, pierwszą grę. </text:span></text:p></office:annotation></text:span>.</text:h>
                </text:list-item>
              </text:list>
            </text:list-item>
          </text:list>
        </text:list-item>
      </text:list>
      <text:p text:style-name="Standard">Gra w „zgadnij liczbę”.</text:p>
      <text:p text:style-name="Standard">Napisz program, w którym:</text:p>
      <text:list xml:id="list964071176598831975" text:style-name="WW8Num5">
        <text:list-item>
          <text:p text:style-name="P7">do zmiennej „dana” przypiszesz pewną liczbę</text:p>
        </text:list-item>
        <text:list-item>
          <text:p text:style-name="P7">użytkownik będzie mógł podać z klawiatury dowolną liczbę całkowitą</text:p>
        </text:list-item>
        <text:list-item>
          <text:p text:style-name="P7">jeżeli użytkownik trafi program wyświetli komunikat: „Gratulacje!”, a jeśli nie, to wyświetli napis określający czy podana liczba jest większa od danej czy mniejsza.</text:p>
          <text:p text:style-name="P12"/>
        </text:list-item>
      </text:list>
      <text:p text:style-name="P14">dana = 18</text:p>
      <text:p text:style-name="P13">strzal = int(raw_input(‘Wpisz liczbę całkowitą’))</text:p>
      <text:p text:style-name="P13">if strzal == dana:</text:p>
      <text:p text:style-name="P13"><text:tab/>print(‘Gratulacje! Zgadłeś’)</text:p>
      <text:p text:style-name="P13">elif strzal &lt; dana:</text:p>
      <text:p text:style-name="P13"><text:tab/>print(‘Nie! Szukana liczba jest większa!’)</text:p>
      <text:p text:style-name="P13">else:</text:p>
      <text:p text:style-name="P13"><text:tab/>print(‘Nie! Szukana liczba jest mniejsza!’)</text:p>
      <text:p text:style-name="P13">print(‘Koniec programu.’)</text:p>
      <text:list xml:id="list1208986001" text:continue-list="list271483443" text:style-name="Outline">
        <text:list-item>
          <text:list>
            <text:list-item>
              <text:h text:style-name="Heading_20_2" text:outline-level="2">Zadania dodatkowe</text:h>
            </text:list-item>
          </text:list>
        </text:list-item>
      </text:list>
      <text:list xml:id="list3110921270134373719" text:style-name="WW8Num4">
        <text:list-item>
          <text:p text:style-name="P8">Za pomocą poznanych narzędzi stwórz program będący kalkulatorem.</text:p>
        </text:list-item>
        <text:list-item>
          <text:p text:style-name="P8">Napisz program rozwiązujący równania kwadratowe.</text:p>
        </text:list-item>
      </text:list>
      <text:p text:style-name="Standard">ROZWIĄZANIE:</text:p>
      <text:p text:style-name="No_20_Spacing">print 'Dla równania kwadratowego ax2+bx+c=0'</text:p>
      <text:p text:style-name="No_20_Spacing">a=int(raw_input('podaj wartość parametru a: '))</text:p>
      <text:p text:style-name="No_20_Spacing">b=int(raw_input('podaj wartość parametru b: '))</text:p>
      <text:p text:style-name="No_20_Spacing">c=int(raw_input('podaj wartość parametru c: '))</text:p>
      <text:p text:style-name="No_20_Spacing"/>
      <text:p text:style-name="P20">delta = b**2-4*a*c</text:p>
      <text:p text:style-name="P20">if delta &gt; 0:</text:p>
      <text:p text:style-name="No_20_Spacing"><text:span text:style-name="T3"><text:s text:c="4"/>x1 = (-b-delta**(1/2))/(2*a)</text:span></text:p>
      <text:p text:style-name="No_20_Spacing"><text:span text:style-name="T3"><text:s text:c="4"/>x2 = (-b+delta**(1/2))/(2*a)</text:span></text:p>
      <text:p text:style-name="No_20_Spacing"><text:span text:style-name="T3"><text:s text:c="4"/>print 'x1 = ', x1, ', x2= ', x2</text:span></text:p>
      <text:p text:style-name="P20">elif delta == 0:</text:p>
      <text:p text:style-name="No_20_Spacing"><text:span text:style-name="T3"><text:s text:c="4"/>x0 = -b/(2*a)</text:span></text:p>
      <text:p text:style-name="No_20_Spacing"><text:span text:style-name="T3"><text:s text:c="4"/>print 'x0 = ', x0</text:span></text:p>
      <text:p text:style-name="P20">else:</text:p>
      <text:p text:style-name="No_20_Spacing"><text:span text:style-name="T3"><text:s text:c="4"/></text:span>print 'brak rozwiązań'</text:p>
      <text:p text:style-name="No_20_Spacing"/>
      <text:list xml:id="list1660379768" text:continue-numbering="true" text:style-name="WW8Num4">
        <text:list-item>
          <text:p text:style-name="P8">Napisz program, który spyta użytkownika ile ma lat, a następnie wyświetli czy osoba ta jest młodzieżą, dzieckiem czy dorosłym (załóżmy, że dziecko ma mniej niż 12 lat, a dorosły więcej niż 18).</text:p>
        </text:list-item>
        <text:list-item>
          <text:p text:style-name="P8">Napisz program, który będzie sortował trzy podane przez użytkownika liczby.</text:p>
        </text:list-item>
        <text:list-item>
          <text:p text:style-name="P8">Napisz program, który w odpowiedzi na podaną przez użytkownika liczbę będzie wyświetlał komunikat czy jest to liczba parzysta, czy nieparzysta<text:span text:style-name="T1"><office:annotation><dc:creator>nauczyciel</dc:creator><dc:date>2014-09-16T18:43:00</dc:date><text:p text:style-name="P26"><text:span text:style-name="T5">Tutaj potrzebne będzie działanie modulo (liczba%2== 0 sprawdza jest parzysta, liczba%2==1 sprawdza czy liczba jest nieparzysta)</text:span></text:p></office:annotation></text:span>.</text:p>
        </text:list-item>
        <text:list-item>
          <text:p text:style-name="P8">Napisz program, który będzie sprawdzał czy z podanych przez użytkownika trzech długości można zbudować trójkąt.</text:p>
        </text:list-item>
      </text:list>
      <text:p text:style-name="Standard"/>
      <text:list xml:id="list1446831134" text:continue-list="list1208986001" text:style-name="Outline">
        <text:list-item>
          <text:h text:style-name="P21" text:outline-level="1">Pętla WHILE</text:h>
        </text:list-item>
      </text:list>
      <text:p text:style-name="Standard">Pętla while służy do konstrukcji bloku instrukcji, które będą wykonywane warunkowo. W programie najpierw będzie sprawdzane czy warunek jest spełniony – jeśli tak, to wykonane będą wszystkie instrukcje zawarte w bloku. Następnie ponownie sprawdzany jest warunek, jeśli nadal jest spełniony to ponownie wykonuje wszystkie polecenia. Pętla jest wykonywana tak długo, jak długo warunek jest prawdziwy.</text:p>
      <text:p text:style-name="Block_20_Text">while wyrażenie warunkowe:</text:p>
      <text:p text:style-name="Block_20_Text"><text:tab/>blok kodu</text:p>
      <text:p text:style-name="Standard"/>
      <text:p text:style-name="Standard">Zobaczmy działanie pętli „while” na poniższym przykładzie.</text:p>
      <text:list xml:id="list445515472" text:continue-numbering="true" text:style-name="Outline">
        <text:list-item>
          <text:list>
            <text:list-item>
              <text:list>
                <text:list-item>
                  <text:h text:style-name="Heading_20_3" text:outline-level="3">Przykład 6<text:span text:style-name="T1"><office:annotation><dc:creator>nauczyciel</dc:creator><dc:date>2014-09-16T21:14:00</dc:date><text:p text:style-name="P26"><text:span text:style-name="T5">Jest to kontynuacja przykładu 5.</text:span></text:p><text:p text:style-name="P26"><text:span text:style-name="T5">Tak aby użytkownik nie musiał włączać ponownie programu do każdego strzału.</text:span></text:p></office:annotation></text:span>.</text:h>
                </text:list-item>
              </text:list>
            </text:list-item>
          </text:list>
        </text:list-item>
      </text:list>
      <text:p text:style-name="P13">dana = 18</text:p>
      <text:p text:style-name="P13">kontynuuj = True</text:p>
      <text:p text:style-name="P13">while koniec:</text:p>
      <text:p text:style-name="P15">strzal = int(raw_input(‘Wpisz liczbę całkowitą’))</text:p>
      <text:p text:style-name="P16">if strzal == dana:</text:p>
      <text:p text:style-name="P13"><text:span text:style-name="T3"><text:tab/><text:tab/>print(‘Gratulacje! </text:span>Zgadłeś’)</text:p>
      <text:p text:style-name="P13"><text:tab/><text:tab/>kontynuuj = False</text:p>
      <text:p text:style-name="P15">elif strzal &lt; dana:</text:p>
      <text:p text:style-name="P13"><text:tab/><text:tab/>print(‘Nie! Szukana liczba jest większa!’)</text:p>
      <text:p text:style-name="P15">else:</text:p>
      <text:p text:style-name="P13"><text:tab/><text:tab/>print(‘Nie! Szukana liczba jest mniejsza!’)</text:p>
      <text:p text:style-name="P13">print(‘Koniec programu.’)</text:p>
      <text:p text:style-name="Standard"/>
      <text:p text:style-name="Standard">Program będzie wykonywany do momentu, w którym użytkownik poda właściwą liczbę. Zatem nie trzeba do każdego strzału ponownie uruchamiać programu. Zmienna „kontynuuj” ma ustawioną wartość logiczną „True” (z angielskiego <text:span text:style-name="T2">prawda</text:span>). W momencie, w którym użytkownik poda właściwą liczbę zmienna przyjmie wartość logiczną „False” (z angielskiego <text:span text:style-name="T2">fałsz</text:span>), co spowoduje zakończenie wykonywania pętli while. </text:p>
      <text:p text:style-name="Standard"/>
      <text:list xml:id="list1379233357" text:continue-numbering="true" text:style-name="Outline">
        <text:list-item>
          <text:h text:style-name="P21" text:outline-level="1">Wyrażenia break i continue</text:h>
        </text:list-item>
      </text:list>
      <text:p text:style-name="Standard">Wyrażenie „break” powoduje natychmiastowe zakończenie wykonywania pętli.</text:p>
      <text:list xml:id="list1682784094" text:continue-numbering="true" text:style-name="Outline">
        <text:list-item>
          <text:list>
            <text:list-item>
              <text:list>
                <text:list-item>
                  <text:h text:style-name="Heading_20_3" text:outline-level="3">Przykład 7.</text:h>
                </text:list-item>
              </text:list>
            </text:list-item>
          </text:list>
        </text:list-item>
      </text:list>
      <text:p text:style-name="P13">dana = 18</text:p>
      <text:p text:style-name="P13">while True:</text:p>
      <text:p text:style-name="P15">strzal = int(raw_input(‘Wpisz liczbę całkowitą’))</text:p>
      <text:p text:style-name="P16">if strzal == dana:</text:p>
      <text:p text:style-name="P13"><text:span text:style-name="T3"><text:tab/><text:tab/>print(‘Gratulacje! </text:span>Zgadłeś’)</text:p>
      <text:p text:style-name="P13"><text:tab/><text:tab/>break</text:p>
      <text:p text:style-name="P15">elif strzal &lt; dana:</text:p>
      <text:p text:style-name="P13"><text:tab/><text:tab/>print(‘Nie! Szukana liczba jest większa!’)</text:p>
      <text:p text:style-name="P15">else:</text:p>
      <text:p text:style-name="P13"><text:tab/><text:tab/>print(‘Nie! Szukana liczba jest mniejsza!’)</text:p>
      <text:p text:style-name="P13">print(‘Koniec programu.’)</text:p>
      <text:p text:style-name="Standard"/>
      <text:p text:style-name="Standard">Wyrażenie „continue” powoduje ominięcie następujących po nim wyrażeń w bloku, a następnie rozpoczyna ponowne wykonanie pętli.</text:p>
      <text:list xml:id="list1516895291" text:continue-numbering="true" text:style-name="Outline">
        <text:list-item>
          <text:list>
            <text:list-item>
              <text:list>
                <text:list-item>
                  <text:h text:style-name="Heading_20_3" text:outline-level="3">Przykład 8.</text:h>
                </text:list-item>
              </text:list>
            </text:list-item>
          </text:list>
        </text:list-item>
      </text:list>
      <text:p text:style-name="P13">dana = 18</text:p>
      <text:p text:style-name="P13">while True:</text:p>
      <text:p text:style-name="P15">strzal = int(raw_input(‘Wpisz liczbę całkowitą’))</text:p>
      <text:p text:style-name="P16">if strzal &gt; dana:</text:p>
      <text:p text:style-name="P13"><text:span text:style-name="T3"><text:tab/><text:tab/></text:span>print(‘Nie! Szukana liczba jest mniejsza!’)</text:p>
      <text:p text:style-name="P13"><text:tab/><text:tab/>continue<text:tab/></text:p>
      <text:p text:style-name="P15">elif strzal &lt; dana:</text:p>
      <text:p text:style-name="P13"><text:tab/><text:tab/>print(‘Nie! Szukana liczba jest większa!’)</text:p>
      <text:p text:style-name="P13"><text:tab/><text:tab/>continue</text:p>
      <text:p text:style-name="P15"><text:span text:style-name="T3">print(‘Gratulacje! </text:span>Zgadłeś’)</text:p>
      <text:p text:style-name="P15">break</text:p>
      <text:p text:style-name="P13">print(‘Koniec programu.’)</text:p>
      <text:p text:style-name="Standard"/>
      <text:list xml:id="list553925443" text:continue-numbering="true" text:style-name="Outline">
        <text:list-item>
          <text:list>
            <text:list-item>
              <text:list>
                <text:list-item>
                  <text:h text:style-name="Heading_20_3" text:outline-level="3">Zadania dodatkowe</text:h>
                </text:list-item>
              </text:list>
            </text:list-item>
          </text:list>
        </text:list-item>
      </text:list>
      <text:list xml:id="list8894615543782934671" text:style-name="WW8Num6">
        <text:list-item>
          <text:p text:style-name="P9">Napisz program, który sumuje liczby dodatnie podawane przez użytkownika – pętla pozwala użytkownikowi podawać liczby dopóki nie poda liczby niedodatniej. </text:p>
        </text:list-item>
      </text:list>
      <text:p text:style-name="List_20_Paragraph">Następnie obok podawanego wyniku będzie wyświetlana liczba określająca ilość podanych liczb.</text:p>
      <text:list xml:id="list1034984277" text:continue-numbering="true" text:style-name="WW8Num6">
        <text:list-item>
          <text:p text:style-name="P9">Na podstawie wcześniejszego zadania napisz program obliczający średnią liczb dodatnich, a następnie zmodyfikuj go tak, aby obliczana była średnia również dla liczb ujemnych.</text:p>
        </text:list-item>
      </text:list>
      <text:p text:style-name="Standard"/>
      <text:list xml:id="list373358642" text:continue-list="list553925443" text:style-name="Outline">
        <text:list-item>
          <text:h text:style-name="Heading_20_1" text:outline-level="1"><text:soft-page-break/>Pętla FOR</text:h>
        </text:list-item>
      </text:list>
      <text:p text:style-name="Standard">Pętla for służy do wykonywania tego samego bloku operacji dla każdego elementu z pewnej listy. Ilość wykonań tego bloku jest równa liczbie elementów tej listy. Wywoływana w pętli zmienna przyjmuje po kolei wartości każdego z elementów.</text:p>
      <text:p text:style-name="Standard">Przykłady list:</text:p>
      <text:list xml:id="list4389907987704211576" text:style-name="WW8Num7">
        <text:list-item>
          <text:p text:style-name="P10">lista liczb wpisanych ręcznie – elementy podane w nawiasach kwadratowych</text:p>
        </text:list-item>
      </text:list>
      <text:p text:style-name="P18">[2,3,4,5]</text:p>
      <text:p text:style-name="Standard"/>
      <text:list xml:id="list2058655392" text:continue-numbering="true" text:style-name="WW8Num7">
        <text:list-item>
          <text:p text:style-name="P10">funkcja range – wywoła kolejno liczby naturalne zaczynając od podanej w nawiasie na pierwszym miejscu, kończąc na liczbie mniejszej o 1 od liczby na miejscu drugim</text:p>
        </text:list-item>
      </text:list>
      <text:p text:style-name="P18">range(2,6)</text:p>
      <text:p text:style-name="Standard"/>
      <text:p text:style-name="Standard">Zobrazujmy działanie pętli „for” na prostym przykładzie, wymieniającym kolejno elementy z pewnej listy.</text:p>
      <text:list xml:id="list1096962456" text:continue-list="list373358642" text:style-name="Outline">
        <text:list-item>
          <text:list>
            <text:list-item>
              <text:list>
                <text:list-item>
                  <text:h text:style-name="Heading_20_3" text:outline-level="3">Przykład 9.</text:h>
                </text:list-item>
              </text:list>
            </text:list-item>
          </text:list>
        </text:list-item>
      </text:list>
      <text:p text:style-name="P17">print(‘Mamy listę elementów: ’, [5,6,7,8])</text:p>
      <text:p text:style-name="P19">for liczba in [5,6,7,8]:</text:p>
      <text:p text:style-name="P19"><text:tab/>print(‘element listy: ’, liczba)</text:p>
      <text:p text:style-name="P22"/>
      <text:list xml:id="list264135719" text:continue-numbering="true" text:style-name="Outline">
        <text:list-item>
          <text:list>
            <text:list-item>
              <text:list>
                <text:list-item>
                  <text:h text:style-name="P2" text:outline-level="3">Zadania dodatkowe</text:h>
                </text:list-item>
              </text:list>
            </text:list-item>
          </text:list>
        </text:list-item>
      </text:list>
      <text:list xml:id="list6860565034601846406" text:style-name="WW8Num8">
        <text:list-item>
          <text:p text:style-name="P11">Napisz dwa programy, które wypisują liczby naturalne od 1 do 15. W pierwszym programie wykonaj pętlę for, a w drugim while.</text:p>
        </text:list-item>
        <text:list-item>
          <text:p text:style-name="P11">Zmodyfikuj powyższe zadanie, tak aby programy obliczały sumę liczb od 1 do 15.</text:p>
        </text:list-item>
        <text:list-item>
          <text:p text:style-name="P11">Za pomocą pętli for, napisz program, który oblicza silnię liczby podanej przez użytkownika.</text:p>
        </text:list-item>
        <text:list-item>
          <text:p text:style-name="P11">Oblicz sumę kwadratów liczb naturalnych z zakresu od 1 do 100.</text:p>
        </text:list-item>
      </text:list>
      <text:p text:style-name="P23"><office:annotation><dc:creator>nauczyciel</dc:creator><dc:date>2014-09-16T21:52:00</dc:date><text:p text:style-name="P26"><text:span text:style-name="T5">Tu można by opowiedzieć o listach, krotkach itd.</text:span></text:p></office:annotation></text:p>
      <text:p text:style-name="Standard"/>
      <text:list xml:id="list1427198071" text:continue-list="list264135719" text:style-name="Outline">
        <text:list-item>
          <text:list>
            <text:list-item>
              <text:h text:style-name="P1" text:outline-level="2">Słowniczek</text:h>
            </text:list-item>
          </text:list>
        </text:list-item>
      </text:list>
      <text:p text:style-name="Standard"/>
      <text:list xml:id="list5888301486571486412" text:style-name="WW8Num9">
        <text:list-item>
          <text:p text:style-name="P24">Język interpretowany – język, który jest tłumaczony i wykonywany "w locie". Tłumaczeniem i wykonywaniem programu zajmuje się specjalny program nazwany interpreterem języka.</text:p>
        </text:list-item>
        <text:list-item>
          <text:p text:style-name="P24">Interpreter – program, który zajmuje się tłumaczeniem kodu języka programowania na język maszynowy i jego wykonywaniem.</text:p>
        </text:list-item>
        <text:list-item>
          <text:p text:style-name="P24">Zmienne – symbole zdefiniowane i nazwane przez programistę, które służą do przechowywania wartości, obliczeń na nich i odwoływanie się do wartości przez zdefiniowaną nazwę.</text:p>
        </text:list-item>
        <text:list-item>
          <text:p text:style-name="P24">Funkcje – fragmenty kodu zamknięte w określonym przez programistę symbolu, mogące przyjmować parametry oraz mogące zwracać wartości. Umożliwiają wielokrotne wywoływanie tego samego kodu, bez konieczności jego przepisywania za każdym razem, gdy zajdzie potrzeba jego wykonania.</text:p>
        </text:list-item>
        <text:list-item>
          <text:p text:style-name="P24">Typ zmiennych – rodzaj danych, który przypisany jest do zmiennej w momencie jej tworzenia.</text:p>
        </text:list-item>
      </text:list>
      <text:p text:style-name="Standard"/>
      <text:p text:style-name="Standard"><text:span text:style-name="T4">Autorzy</text:span>: Dorota Rybicka, Grzegorz Wilcz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Courier New" svg:font-family="'Courier New'" style:font-family-generic="modern"/>
    <style:font-face style:name="DejaVu Sans Condensed1" svg:font-family="'DejaVu Sans Condensed'" style:font-family-generic="swiss"/>
    <style:font-face style:name="Droid Sans" svg:font-family="'Droid Sans'" style:font-family-generic="swiss"/>
    <style:font-face style:name="Courier New2" svg:font-family="'Courier New'" style:font-family-generic="modern" style:font-pitch="fixed"/>
    <style:font-face style:name="F" svg:font-family="" style:font-pitch="variable"/>
    <style:font-face style:name="Calibri1" svg:font-family="Calibri" style:font-pitch="variable"/>
    <style:font-face style:name="Courier New3" svg:font-family="'Courier New'" style:font-pitch="variable"/>
    <style:font-face style:name="DejaVu Sans Condensed2" svg:font-family="'DejaVu Sans Condensed'" style:font-pitch="variable"/>
    <style:font-face style:name="Droid Sans Fallback1" svg:font-family="'Droid Sans Fallback'" style:font-pitch="variable"/>
    <style:font-face style:name="Segoe UI1" svg:font-family="'Segoe UI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cm" fo:margin-right="0cm" fo:margin-top="0cm" fo:margin-bottom="0.282cm" fo:line-height="106%" fo:orphans="2" fo:widows="2" fo:hyphenation-ladder-count="no-limit" fo:text-indent="0cm" style:auto-text-indent="false" style:writing-mode="lr-tb"/>
      <style:text-properties style:use-window-font-color="true" style:font-name="Calibri" fo:font-size="11pt" fo:language="pl" fo:country="PL" style:font-name-asian="Droid Sans Fallback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DejaVu Sans Condensed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cm" fo:margin-bottom="0.3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cm" fo:margin-bottom="0.101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.199cm" fo:keep-together="always" fo:keep-with-next="always"/>
      <style:text-properties fo:color="#1f4d78" style:font-name="Calibri Light" fo:font-size="12pt" fo:font-weight="bold" style:font-size-asian="12pt" style:font-name-complex="F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e74b5" style:font-name="Calibri Light" fo:font-style="italic" style:font-style-asian="italic" style:font-name-complex="F" style:font-style-complex="italic"/>
    </style:style>
    <style:style style:name="Title" style:family="paragraph" style:parent-style-name="Standard" style:next-style-name="Subtitle" style:list-style-name="" style:class="chapter">
      <style:paragraph-properties fo:margin-left="0cm" fo:margin-right="0cm" fo:margin-top="0cm" fo:margin-bottom="0cm" style:line-height-at-least="0.176cm" fo:text-align="start" style:justify-single-word="false" fo:text-indent="0cm" style:auto-text-indent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list-style-name="">
      <style:paragraph-properties fo:margin-left="1.27cm" fo:margin-right="0cm" fo:text-indent="0cm" style:auto-text-indent="false"/>
    </style:style>
    <style:style style:name="Quote" style:family="paragraph" style:parent-style-name="Standard" style:list-style-name="">
      <style:paragraph-properties fo:margin-left="1.524cm" fo:margin-right="1.524cm" fo:margin-top="0.353cm" fo:margin-bottom="0.282cm" fo:text-align="center" style:justify-single-word="false" fo:text-indent="0cm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list-style-name="">
      <style:paragraph-properties fo:margin-left="1.524cm" fo:margin-right="1.524cm" fo:margin-top="0.635cm" fo:margin-bottom="0.635cm" fo:text-indent="0cm" style:auto-text-indent="false" fo:padding-left="0cm" fo:padding-right="0cm" fo:padding-top="0.353cm" fo:padding-bottom="0.353cm" fo:border-left="none" fo:border-right="none" fo:border-top="0.018cm solid #808080" fo:border-bottom="0.018cm solid #808080"/>
      <style:text-properties fo:color="#5b9bd5" fo:font-style="italic" style:font-style-asian="italic" style:font-style-complex="italic"/>
    </style:style>
    <style:style style:name="annotation_20_text" style:display-name="annotation text" style:family="paragraph" style:parent-style-name="Standard" style:list-style-name="">
      <style:paragraph-properties fo:margin-left="0cm" fo:margin-right="0cm" style:line-height-at-least="0.176cm" fo:text-indent="0cm" style:auto-text-indent="false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list-style-name="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list-style-name="">
      <style:paragraph-properties fo:margin-left="0cm" fo:margin-right="0cm" fo:margin-top="0cm" fo:margin-bottom="0cm" style:line-height-at-least="0.176cm" fo:text-indent="0cm" style:auto-text-indent="false"/>
      <style:text-properties style:font-name="Segoe UI" fo:font-size="9pt" style:font-size-asian="9pt" style:font-name-complex="Segoe UI1" style:font-size-complex="9pt"/>
    </style:style>
    <style:style style:name="Block_20_Text" style:display-name="Block Text" style:family="paragraph" style:parent-style-name="Standard" style:list-style-name="">
      <style:paragraph-properties fo:margin-left="2.03cm" fo:margin-right="2.03cm" fo:margin-top="0cm" fo:margin-bottom="0cm" style:line-height-at-least="0.176cm" fo:text-indent="0cm" style:auto-text-indent="false" fo:padding="0.353cm" fo:border="0.002cm solid #808080"/>
      <style:text-properties fo:color="#5b9bd5" style:font-name="Courier New1" fo:font-style="italic" style:font-style-asian="italic" style:font-name-complex="F" style:font-style-complex="italic"/>
    </style:style>
    <style:style style:name="No_20_Spacing" style:display-name="No Spacing" style:family="paragraph" style:list-style-name="">
      <style:paragraph-properties fo:margin-left="0cm" fo:margin-right="0cm" fo:margin-top="0cm" fo:margin-bottom="0cm" style:line-height-at-least="0.176cm" fo:orphans="2" fo:widows="2" fo:hyphenation-ladder-count="no-limit" fo:text-indent="0cm" style:auto-text-indent="false" style:writing-mode="lr-tb"/>
      <style:text-properties style:use-window-font-color="true" style:font-name="Calibri" fo:font-size="11pt" fo:language="pl" fo:country="PL" style:font-name-asian="Droid Sans Fallback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3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3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-complex="Calibri1"/>
    </style:style>
    <style:style style:name="WW8Num4z1" style:family="text">
      <style:text-properties style:font-name="Courier New" style:font-name-complex="Courier New3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3"/>
    </style:style>
    <style:style style:name="WW8Num5z2" style:family="text">
      <style:text-properties style:font-name="Wingdings" style:font-name-complex="Wingdings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3"/>
    </style:style>
    <style:style style:name="WW8Num7z2" style:family="text">
      <style:text-properties style:font-name="Wingdings" style:font-name-complex="Wingdings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1" style:font-name-complex="OpenSymbol"/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Nagłówek_20_1_20_Znak" style:display-name="Nagłówek 1 Znak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Cytat_20_Znak" style:display-name="Cytat Znak" style:family="text" style:parent-style-name="Default_20_Paragraph_20_Font">
      <style:text-properties fo:color="#404040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color="#5b9bd5" fo:font-style="italic" style:font-style-asian="italic" style:font-style-complex="italic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>
      <style:text-properties fo:font-size="10pt" style:font-size-asian="10pt" style:font-size-complex="10pt"/>
    </style:style>
    <style:style style:name="Temat_20_komentarza_20_Znak" style:display-name="Temat komentarza Znak" style:family="text" style:parent-style-name="Tekst_20_komentarza_20_Znak">
      <style:text-properties fo:font-size="10pt" fo:font-weight="bold" style:font-size-asian="10pt" style:font-weight-asian="bold" style:font-size-complex="10pt" style:font-weight-complex="bold"/>
    </style:style>
    <style:style style:name="Tekst_20_dymka_20_Znak" style:display-name="Tekst dymka Znak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Nagłówek_20_2_20_Znak" style:display-name="Nagłówek 2 Znak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Nagłówek_20_3_20_Znak" style:display-name="Nagłówek 3 Znak" style:family="text" style:parent-style-name="Default_20_Paragraph_20_Font">
      <style:text-properties fo:color="#1f4d78" style:font-name="Calibri Light" fo:font-size="12pt" style:font-size-asian="12pt" style:font-name-complex="F" style:font-size-complex="12pt"/>
    </style:style>
    <style:style style:name="Nagłówek_20_4_20_Znak" style:display-name="Nagłówek 4 Znak" style:family="text" style:parent-style-name="Default_20_Paragraph_20_Font">
      <style:text-properties fo:color="#2e74b5" style:font-name="Calibri Light" fo:font-style="italic" style:font-style-asian="italic" style:font-name-complex="F" style:font-style-complex="italic"/>
    </style:style>
    <style:style style:name="ListLabel_20_1" style:display-name="ListLabel 1" style:family="text">
      <style:text-properties style:font-name-complex="Courier New3"/>
    </style:style>
    <style:style style:name="ListLabel_20_2" style:display-name="ListLabel 2" style:family="text">
      <style:text-properties style:font-name-complex="Calib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zegorz Wilczek</meta:initial-creator>
    <meta:creation-date>2014-09-16T18:47:00</meta:creation-date>
    <dc:creator>nauczyciel</dc:creator>
    <dc:date>2014-09-16T19:52:00</dc:date>
    <meta:editing-cycles>3</meta:editing-cycles>
    <meta:editing-duration>PT2M52S</meta:editing-duration>
    <meta:generator>OpenOffice/4.1.1$Unix OpenOffice.org_project/411m6$Build-9775</meta:generator>
    <meta:document-statistic meta:table-count="0" meta:image-count="0" meta:object-count="0" meta:page-count="9" meta:paragraph-count="199" meta:word-count="1718" meta:character-count="118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